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8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6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8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4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4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3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5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5 22:1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5 17:4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6 22:0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5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2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9 18:2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2-02-01 19:2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12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1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0 18:2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07-14 18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10-03-1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10-07 21:1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9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34</text:p>
          </table:table-cell>
          <table:table-cell office:value-type="string" calcext:value-type="string">
            <text:p>2009-08-06 22:2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66" meta:object-count="0"/>
    <meta:user-defined meta:name="AppVersion">3.0</meta:user-defined>
  </office:meta>
</office:document-meta>
</file>